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7000001A469FBB163EB1639F8.png" manifest:media-type="image/png"/>
  <manifest:file-entry manifest:full-path="Pictures/10000201000002530000020B00CFA80FDC0E1D1B.png" manifest:media-type="image/png"/>
  <manifest:file-entry manifest:full-path="Pictures/100002010000023C0000016E80FBB01D3C2497DA.png" manifest:media-type="image/png"/>
  <manifest:file-entry manifest:full-path="Pictures/100002010000021F0000020D56DD233D32E4EFDF.png" manifest:media-type="image/png"/>
  <manifest:file-entry manifest:full-path="Pictures/1000020100000267000002DA21F792D61E67540D.png" manifest:media-type="image/png"/>
  <manifest:file-entry manifest:full-path="Pictures/100002010000020D0000011BC59C168FADE9DD85.png" manifest:media-type="image/png"/>
  <manifest:file-entry manifest:full-path="Pictures/100002010000021700000084DD7A41F9526A001A.png" manifest:media-type="image/png"/>
  <manifest:file-entry manifest:full-path="Pictures/1000020100000238000001B2C14773F7D18EBAF3.png" manifest:media-type="image/png"/>
  <manifest:file-entry manifest:full-path="Pictures/1000020100000245000001C866078A6BA36DB337.png" manifest:media-type="image/png"/>
  <manifest:file-entry manifest:full-path="Pictures/10000201000002270000026CBCABEE9CFAEF381B.png" manifest:media-type="image/png"/>
  <manifest:file-entry manifest:full-path="Pictures/100002010000020D0000013E3BD1B283434B7574.png" manifest:media-type="image/png"/>
  <manifest:file-entry manifest:full-path="Pictures/10000201000002920000012E159BE5F046015C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daa8" officeooo:paragraph-rsid="0019daa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GE OF FEW GIT COMMANDS:</text:p>
      <text:p text:style-name="Standard"/>
      <text:p text:style-name="Standard"><draw:frame draw:style-name="fr1" draw:name="Image1" text:anchor-type="char" svg:width="15.744cm" svg:height="13.839cm" draw:z-index="0"><draw:image xlink:href="Pictures/10000201000002530000020B00CFA80FDC0E1D1B.png" xlink:type="simple" xlink:show="embed" xlink:actuate="onLoad" draw:mime-type="image/png"/></draw:frame><text:tab/></text:p>
      <text:p text:style-name="Standard"><draw:frame draw:style-name="fr3" draw:name="Image2" text:anchor-type="char" svg:width="15.427cm" svg:height="11.114cm" draw:z-index="1"><draw:image xlink:href="Pictures/1000020100000247000001A469FBB163EB1639F8.png" xlink:type="simple" xlink:show="embed" xlink:actuate="onLoad" draw:mime-type="image/png"/></draw:frame><text:soft-page-break/><text:tab/></text:p>
      <text:p text:style-name="Standard"><draw:frame draw:style-name="fr3" draw:name="Image3" text:anchor-type="char" svg:width="15.136cm" svg:height="9.686cm" draw:z-index="2"><draw:image xlink:href="Pictures/100002010000023C0000016E80FBB01D3C2497DA.png" xlink:type="simple" xlink:show="embed" xlink:actuate="onLoad" draw:mime-type="image/png"/></draw:frame><text:tab/></text:p>
      <text:p text:style-name="Standard"><draw:frame draw:style-name="fr1" draw:name="Image4" text:anchor-type="char" svg:width="14.369cm" svg:height="13.892cm" draw:z-index="3"><draw:image xlink:href="Pictures/100002010000021F0000020D56DD233D32E4EFDF.png" xlink:type="simple" xlink:show="embed" xlink:actuate="onLoad" draw:mime-type="image/png"/></draw:frame><text:soft-page-break/><text:tab/></text:p>
      <text:p text:style-name="Standard"><draw:frame draw:style-name="fr1" draw:name="Image5" text:anchor-type="char" svg:width="16.274cm" svg:height="19.316cm" draw:z-index="4"><draw:image xlink:href="Pictures/1000020100000267000002DA21F792D61E67540D.png" xlink:type="simple" xlink:show="embed" xlink:actuate="onLoad" draw:mime-type="image/png"/></draw:frame><text:soft-page-break/><text:tab/></text:p>
      <text:p text:style-name="Standard"><draw:frame draw:style-name="fr1" draw:name="Image6" text:anchor-type="char" svg:width="13.892cm" svg:height="7.488cm" draw:z-index="5"><draw:image xlink:href="Pictures/100002010000020D0000011BC59C168FADE9DD85.png" xlink:type="simple" xlink:show="embed" xlink:actuate="onLoad" draw:mime-type="image/png"/></draw:frame><text:soft-page-break/><text:tab/></text:p>
      <text:p text:style-name="Standard"><draw:frame draw:style-name="fr3" draw:name="Image7" text:anchor-type="char" svg:width="15.03cm" svg:height="11.485cm" draw:z-index="6"><draw:image xlink:href="Pictures/1000020100000238000001B2C14773F7D18EBAF3.png" xlink:type="simple" xlink:show="embed" xlink:actuate="onLoad" draw:mime-type="image/png"/></draw:frame><text:tab/></text:p>
      <text:p text:style-name="Standard"><draw:frame draw:style-name="fr1" draw:name="Image8" text:anchor-type="char" svg:width="14.762cm" svg:height="3.493cm" draw:z-index="7"><draw:image xlink:href="Pictures/100002010000021700000084DD7A41F9526A001A.png" xlink:type="simple" xlink:show="embed" xlink:actuate="onLoad" draw:mime-type="image/png"/></draw:frame><text:tab/></text:p>
      <text:p text:style-name="Standard"><draw:frame draw:style-name="fr1" draw:name="Image9" text:anchor-type="char" svg:width="14.58cm" svg:height="16.406cm" draw:z-index="8"><draw:image xlink:href="Pictures/10000201000002270000026CBCABEE9CFAEF381B.png" xlink:type="simple" xlink:show="embed" xlink:actuate="onLoad" draw:mime-type="image/png"/></draw:frame><text:soft-page-break/><text:tab/></text:p>
      <text:p text:style-name="Standard"><draw:frame draw:style-name="fr3" draw:name="Image10" text:anchor-type="char" svg:width="13.892cm" svg:height="8.414cm" draw:z-index="9"><draw:image xlink:href="Pictures/100002010000020D0000013E3BD1B283434B7574.png" xlink:type="simple" xlink:show="embed" xlink:actuate="onLoad" draw:mime-type="image/png"/></draw:frame><text:soft-page-break/><text:tab/><text:tab/></text:p>
      <text:p text:style-name="Standard"><draw:frame draw:style-name="fr2" draw:name="Image11" text:anchor-type="char" svg:width="17cm" svg:height="7.802cm" draw:z-index="10"><draw:image xlink:href="Pictures/10000201000002920000012E159BE5F046015C58.png" xlink:type="simple" xlink:show="embed" xlink:actuate="onLoad" draw:mime-type="image/png"/></draw:frame><text:tab/></text:p>
      <text:p text:style-name="Standard"><draw:frame draw:style-name="fr1" draw:name="Image12" text:anchor-type="char" svg:width="15.374cm" svg:height="12.067cm" draw:z-index="11"><draw:image xlink:href="Pictures/1000020100000245000001C866078A6BA36DB33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21:05:10.300000000</meta:creation-date>
    <dc:date>2021-12-28T21:08:52.408000000</dc:date>
    <meta:editing-duration>PT3M42S</meta:editing-duration>
    <meta:editing-cycles>1</meta:editing-cycles>
    <meta:document-statistic meta:table-count="0" meta:image-count="12" meta:object-count="0" meta:page-count="9" meta:paragraph-count="12" meta:word-count="5" meta:character-count="38" meta:non-whitespace-character-count="22"/>
    <meta:generator>LibreOffice/7.0.4.2$Windows_X86_64 LibreOffice_project/dcf040e67528d9187c66b2379df5ea4407429775</meta:generator>
  </office:meta>
</office:document-meta>
</file>